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41b8"/>
    </style:style>
    <style:style style:name="P2" style:family="paragraph" style:parent-style-name="Standard">
      <style:paragraph-properties fo:text-align="justify" style:justify-single-word="false"/>
      <style:text-properties officeooo:rsid="001a41b8" officeooo:paragraph-rsid="001a41b8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 style:list-style-name="WW8Num2">
      <style:paragraph-properties fo:text-align="justify" style:justify-single-word="false"/>
      <style:text-properties officeooo:paragraph-rsid="001a41b8"/>
    </style:style>
    <style:style style:name="P6" style:family="paragraph" style:parent-style-name="Standard" style:list-style-name="WW8Num2">
      <style:paragraph-properties fo:text-align="justify" style:justify-single-word="false"/>
      <style:text-properties fo:font-size="12pt" fo:language="uk" fo:country="UA" officeooo:paragraph-rsid="001a41b8" style:font-size-asian="12pt" style:font-size-complex="12pt"/>
    </style:style>
    <style:style style:name="P7" style:family="paragraph" style:parent-style-name="Standard" style:list-style-name="WW8Num2">
      <style:paragraph-properties fo:text-align="justify" style:justify-single-word="false"/>
      <style:text-properties style:font-name="Liberation Sans" fo:font-size="12pt" fo:language="uk" fo:country="UA" fo:font-weight="bold" officeooo:rsid="001a41b8" officeooo:paragraph-rsid="001a41b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style:font-name="Monospace" fo:font-size="10pt" officeooo:rsid="001a41b8" officeooo:paragraph-rsid="001a41b8" style:font-size-asian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Monospace" fo:font-size="10pt" officeooo:paragraph-rsid="001a41b8" style:font-size-asian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officeooo:rsid="001a41b8" officeooo:paragraph-rsid="001a41b8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0pt" officeooo:rsid="001a41b8" officeooo:paragraph-rsid="001a41b8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bold" officeooo:rsid="001a41b8" officeooo:paragraph-rsid="001a41b8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normal" officeooo:rsid="001a41b8" officeooo:paragraph-rsid="001a41b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2pt" fo:font-weight="normal" officeooo:rsid="001aaad6" officeooo:paragraph-rsid="001aaad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8" style:family="paragraph" style:parent-style-name="Heading_20_2">
      <style:text-properties fo:font-size="12pt" officeooo:paragraph-rsid="001a41b8" style:font-size-asian="12pt" style:font-size-complex="12pt"/>
    </style:style>
    <style:style style:name="P19" style:family="paragraph" style:parent-style-name="Heading_20_2">
      <style:text-properties fo:font-size="12pt" fo:language="uk" fo:country="UA" officeooo:paragraph-rsid="001a41b8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fo:font-style="italic" style:font-size-asian="10pt" style:font-style-asian="italic"/>
    </style:style>
    <style:style style:name="T9" style:family="text">
      <style:text-properties fo:color="#000000" style:font-name="Monospace" fo:font-size="10pt" fo:font-style="italic" style:font-size-asian="10pt" style:font-style-asian="italic"/>
    </style:style>
    <style:style style:name="T10" style:family="text">
      <style:text-properties fo:color="#6a3e3e" style:font-name="Monospace" fo:font-size="10pt" style:font-size-asian="10pt"/>
    </style:style>
    <style:style style:name="T11" style:family="text">
      <style:text-properties fo:color="#6a3e3e" style:font-name="Monospace" fo:font-size="10pt" style:font-size-asian="10pt"/>
    </style:style>
    <style:style style:name="T12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2a00ff" style:font-name="Monospace" fo:font-size="10pt" style:font-size-asian="10pt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7" style:family="text">
      <style:text-properties officeooo:rsid="001aaad6"/>
    </style:style>
    <style:style style:name="T18" style:family="text">
      <style:text-properties fo:color="#3f7f5f" style:font-name="Monospace" fo:font-size="10pt" style:font-size-asian="10pt"/>
    </style:style>
    <style:style style:name="T19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>Цель работы:</text:h>
      <text:p text:style-name="P1">Исследовать возможности, предоставляемые системой программирования <text:span text:style-name="T1">JAVA</text:span> для организации параллельно исполняющихся ветвей программы.</text:p>
      <text:h text:style-name="P19" text:outline-level="2">Задание на лабораторную работу</text:h>
      <text:list xml:id="list8364687030061713899" text:style-name="WW8Num2">
        <text:list-item>
          <text:p text:style-name="P5">Разработать в соответствии с вариантом задания программу, создающую два независимых подпроцесса:</text:p>
          <text:p text:style-name="P5">- Вычисление среднего арифметического значения ряда Фибоначчи</text:p>
          <text:p text:style-name="P5">- Вычисление факториала заданного числа</text:p>
        </text:list-item>
        <text:list-item>
          <text:p text:style-name="P5">Исследовать поведение программы при различных значениях приоритетов подпроцессов, влияние <text:span text:style-name="T2">временных </text:span>задержек и средств явной передачи управления. </text:p>
        </text:list-item>
        <text:list-item>
          <text:p text:style-name="P5">Проанализировать полученные результаты.</text:p>
          <text:p text:style-name="P6"/>
          <text:p text:style-name="P7">Ход работы</text:p>
          <text:p text:style-name="P7"/>
        </text:list-item>
      </text:list>
      <text:p text:style-name="P2">Код программы:</text:p>
      <text:p text:style-name="P8"><text:span text:style-name="T5">package</text:span> worm2fed.pirv.lab1;</text:p>
      <text:p text:style-name="P4"/>
      <text:p text:style-name="P3"><text:span text:style-name="T3">class</text:span><text:span text:style-name="T6"> ThreadTest </text:span><text:span text:style-name="T3">implements</text:span><text:span text:style-name="T6"> Runnable {</text:span></text:p>
      <text:p text:style-name="P3"><text:span text:style-name="T6"><text:tab/>ThreadTest() {</text:span></text:p>
      <text:p text:style-name="P3"><text:span text:style-name="T6"><text:tab/><text:tab/>Thread </text:span><text:span text:style-name="T10">t1</text:span><text:span text:style-name="T6"> = </text:span><text:span text:style-name="T3">new</text:span><text:span text:style-name="T6"> Thread(</text:span><text:span text:style-name="T3">this</text:span><text:span text:style-name="T6">, </text:span><text:span text:style-name="T13">"Thread 1"</text:span><text:span text:style-name="T6">);</text:span></text:p>
      <text:p text:style-name="P3"><text:span text:style-name="T6"><text:tab/><text:tab/>System.</text:span><text:span text:style-name="T15">out</text:span><text:span text:style-name="T6">.println(</text:span><text:span text:style-name="T13">"Thread created: "</text:span><text:span text:style-name="T6"> + </text:span><text:span text:style-name="T10">t1</text:span><text:span text:style-name="T6">);</text:span></text:p>
      <text:p text:style-name="P3"><text:span text:style-name="T6"><text:tab/><text:tab/></text:span><text:span text:style-name="T18">//t1.setPriority(Thread.MAX_PRIORITY);</text:span></text:p>
      <text:p text:style-name="P3"><text:span text:style-name="T6"><text:tab/><text:tab/></text:span><text:span text:style-name="T10">t1</text:span><text:span text:style-name="T6">.start();</text:span></text:p>
      <text:p text:style-name="P3"><text:span text:style-name="T6"><text:tab/><text:tab/></text:span></text:p>
      <text:p text:style-name="P3"><text:span text:style-name="T6"><text:tab/><text:tab/>Thread </text:span><text:span text:style-name="T10">t2</text:span><text:span text:style-name="T6"> = </text:span><text:span text:style-name="T3">new</text:span><text:span text:style-name="T6"> Thread(</text:span><text:span text:style-name="T3">this</text:span><text:span text:style-name="T6">, </text:span><text:span text:style-name="T13">"Thread 2"</text:span><text:span text:style-name="T6">);</text:span></text:p>
      <text:p text:style-name="P3"><text:span text:style-name="T6"><text:tab/><text:tab/>System.</text:span><text:span text:style-name="T15">out</text:span><text:span text:style-name="T6">.println(</text:span><text:span text:style-name="T13">"Thread created: "</text:span><text:span text:style-name="T6"> + </text:span><text:span text:style-name="T10">t2</text:span><text:span text:style-name="T6">);</text:span></text:p>
      <text:p text:style-name="P3"><text:span text:style-name="T6"><text:tab/><text:tab/></text:span><text:span text:style-name="T18">//t2.setPriority(Thread.MIN_PRIORITY);</text:span></text:p>
      <text:p text:style-name="P3"><text:span text:style-name="T6"><text:tab/><text:tab/></text:span><text:span text:style-name="T10">t2</text:span><text:span text:style-name="T6">.start();</text:span></text:p>
      <text:p text:style-name="P3"><text:span text:style-name="T6"><text:tab/><text:tab/></text:span></text:p>
      <text:p text:style-name="P3"><text:span text:style-name="T6"><text:tab/><text:tab/></text:span><text:span text:style-name="T3">try</text:span><text:span text:style-name="T6"> {</text:span></text:p>
      <text:p text:style-name="P3"><text:span text:style-name="T6"><text:tab/><text:tab/><text:tab/></text:span><text:span text:style-name="T10">t1</text:span><text:span text:style-name="T6">.join();</text:span></text:p>
      <text:p text:style-name="P3"><text:span text:style-name="T6"><text:tab/><text:tab/><text:tab/></text:span><text:span text:style-name="T10">t2</text:span><text:span text:style-name="T6">.join();</text:span></text:p>
      <text:p text:style-name="P3"><text:span text:style-name="T6"><text:tab/><text:tab/>} </text:span><text:span text:style-name="T3">catch</text:span><text:span text:style-name="T6"> (InterruptedException </text:span><text:span text:style-name="T10">e</text:span><text:span text:style-name="T6">) {</text:span></text:p>
      <text:p text:style-name="P3"><text:span text:style-name="T6"><text:tab/><text:tab/><text:tab/>System.</text:span><text:span text:style-name="T15">out</text:span><text:span text:style-name="T6">.println(</text:span><text:span text:style-name="T13">"interrupted"</text:span><text:span text:style-name="T6">);</text:span></text:p>
      <text:p text:style-name="P3"><text:span text:style-name="T6"><text:tab/><text:tab/>}</text:span></text:p>
      <text:p text:style-name="P3"><text:span text:style-name="T6"><text:tab/><text:tab/></text:span></text:p>
      <text:p text:style-name="P3"><text:span text:style-name="T6"><text:tab/><text:tab/>System.</text:span><text:span text:style-name="T15">out</text:span><text:span text:style-name="T6">.println(</text:span><text:span text:style-name="T13">"exiting main thread"</text:span><text:span text:style-name="T6">);</text:span></text:p>
      <text:p text:style-name="P3"><text:span text:style-name="T6"><text:tab/>}</text:span></text:p>
      <text:p text:style-name="P4"/>
      <text:p text:style-name="P3"><text:span text:style-name="T6"><text:tab/></text:span><text:span text:style-name="T3">public</text:span><text:span text:style-name="T6"> </text:span><text:span text:style-name="T3">void</text:span><text:span text:style-name="T6"> run() {</text:span></text:p>
      <text:p text:style-name="P3"><text:span text:style-name="T6"><text:tab/><text:tab/>Thread </text:span><text:span text:style-name="T10">t</text:span><text:span text:style-name="T6"> = Thread.</text:span><text:span text:style-name="T8">currentThread</text:span><text:span text:style-name="T6">();</text:span></text:p>
      <text:p text:style-name="P3"><text:span text:style-name="T6"><text:tab/><text:tab/></text:span></text:p>
      <text:p text:style-name="P3"><text:span text:style-name="T6"><text:tab/><text:tab/></text:span><text:span text:style-name="T3">for</text:span><text:span text:style-name="T6"> (</text:span><text:span text:style-name="T3">int</text:span><text:span text:style-name="T6"> </text:span><text:span text:style-name="T10">j</text:span><text:span text:style-name="T6"> = 0; </text:span><text:span text:style-name="T10">j</text:span><text:span text:style-name="T6"> &lt; 50; </text:span><text:span text:style-name="T10">j</text:span><text:span text:style-name="T6">++) {</text:span></text:p>
      <text:p text:style-name="P3"><text:span text:style-name="T6"><text:tab/><text:tab/><text:tab/>System.</text:span><text:span text:style-name="T15">out</text:span><text:span text:style-name="T6">.println(</text:span><text:span text:style-name="T10">t</text:span><text:span text:style-name="T6">.getName());</text:span></text:p>
      <text:p text:style-name="P3"><text:span text:style-name="T6"><text:tab/><text:tab/><text:tab/></text:span></text:p>
      <text:p text:style-name="P3"><text:span text:style-name="T6"><text:tab/><text:tab/><text:tab/>Thread.</text:span><text:span text:style-name="T8">yield</text:span><text:span text:style-name="T6">();</text:span></text:p>
      <text:p text:style-name="P3"><text:span text:style-name="T6"><text:tab/><text:tab/><text:tab/></text:span></text:p>
      <text:p text:style-name="P3"><text:span text:style-name="T6"><text:tab/><text:tab/><text:tab/></text:span><text:span text:style-name="T3">for</text:span><text:span text:style-name="T6"> (</text:span><text:span text:style-name="T3">int</text:span><text:span text:style-name="T6"> </text:span><text:span text:style-name="T10">k</text:span><text:span text:style-name="T6"> = 0; </text:span><text:span text:style-name="T10">k</text:span><text:span text:style-name="T6"> &lt; 1000000; </text:span><text:span text:style-name="T10">k</text:span><text:span text:style-name="T6">++) {</text:span></text:p>
      <text:p text:style-name="P4"/>
      <text:p text:style-name="P3"><text:span text:style-name="T6"><text:tab/><text:tab/><text:tab/><text:tab/></text:span></text:p>
      <text:p text:style-name="P3"><text:span text:style-name="T6"><text:tab/><text:tab/><text:tab/><text:tab/></text:span><text:span text:style-name="T3">if</text:span><text:span text:style-name="T6"> (</text:span><text:span text:style-name="T10">t</text:span><text:span text:style-name="T6">.getName().equals(</text:span><text:span text:style-name="T13">"Thread 1"</text:span><text:span text:style-name="T6">)) {</text:span></text:p>
      <text:p text:style-name="P3"><text:span text:style-name="T6"><text:tab/><text:tab/><text:tab/><text:tab/><text:tab/></text:span><text:span text:style-name="T3">int</text:span><text:span text:style-name="T6"> </text:span><text:span text:style-name="T10">fib</text:span><text:span text:style-name="T6">[] = </text:span><text:span text:style-name="T3">new</text:span><text:span text:style-name="T6"> </text:span><text:span text:style-name="T3">int</text:span><text:span text:style-name="T6">[15];</text:span></text:p>
      <text:p text:style-name="P3"><text:soft-page-break/><text:span text:style-name="T6"><text:tab/><text:tab/><text:tab/><text:tab/><text:tab/></text:span><text:span text:style-name="T10">fib</text:span><text:span text:style-name="T6">[0] = </text:span><text:span text:style-name="T10">fib</text:span><text:span text:style-name="T6">[1] = 1;</text:span></text:p>
      <text:p text:style-name="P3"><text:span text:style-name="T6"><text:tab/><text:tab/><text:tab/><text:tab/><text:tab/></text:span><text:span text:style-name="T3">float</text:span><text:span text:style-name="T6"> </text:span><text:span text:style-name="T12">avr</text:span><text:span text:style-name="T6"> = 2;</text:span></text:p>
      <text:p text:style-name="P3"><text:span text:style-name="T6"><text:tab/><text:tab/><text:tab/><text:tab/><text:tab/></text:span><text:span text:style-name="T18">//System.out.println("fib1 is: 1");</text:span></text:p>
      <text:p text:style-name="P3"><text:span text:style-name="T6"><text:tab/><text:tab/><text:tab/><text:tab/><text:tab/></text:span><text:span text:style-name="T18">//System.out.println("fib2 is: 1");</text:span></text:p>
      <text:p text:style-name="P3"><text:span text:style-name="T6"><text:tab/><text:tab/><text:tab/><text:tab/><text:tab/></text:span></text:p>
      <text:p text:style-name="P3"><text:span text:style-name="T6"><text:tab/><text:tab/><text:tab/><text:tab/><text:tab/></text:span><text:span text:style-name="T3">for</text:span><text:span text:style-name="T6"> (</text:span><text:span text:style-name="T3">int</text:span><text:span text:style-name="T6"> </text:span><text:span text:style-name="T10">i</text:span><text:span text:style-name="T6"> = 2; </text:span><text:span text:style-name="T10">i</text:span><text:span text:style-name="T6"> &lt; 14; </text:span><text:span text:style-name="T10">i</text:span><text:span text:style-name="T6">++) {</text:span></text:p>
      <text:p text:style-name="P3"><text:span text:style-name="T6"><text:tab/><text:tab/><text:tab/><text:tab/><text:tab/><text:tab/></text:span><text:span text:style-name="T10">fib</text:span><text:span text:style-name="T6">[</text:span><text:span text:style-name="T10">i</text:span><text:span text:style-name="T6">] = </text:span><text:span text:style-name="T10">fib</text:span><text:span text:style-name="T6">[</text:span><text:span text:style-name="T10">i</text:span><text:span text:style-name="T6">-1] + </text:span><text:span text:style-name="T10">fib</text:span><text:span text:style-name="T6">[</text:span><text:span text:style-name="T10">i</text:span><text:span text:style-name="T6">-2];</text:span></text:p>
      <text:p text:style-name="P3"><text:span text:style-name="T6"><text:tab/><text:tab/><text:tab/><text:tab/><text:tab/><text:tab/></text:span><text:span text:style-name="T10">avr</text:span><text:span text:style-name="T6"> += </text:span><text:span text:style-name="T10">fib</text:span><text:span text:style-name="T6">[</text:span><text:span text:style-name="T10">i</text:span><text:span text:style-name="T6">];</text:span></text:p>
      <text:p text:style-name="P3"><text:span text:style-name="T6"><text:tab/><text:tab/><text:tab/><text:tab/><text:tab/><text:tab/></text:span><text:span text:style-name="T18">//System.out.println("</text:span><text:span text:style-name="T19">fib</text:span><text:span text:style-name="T18">" +(i+1)+ " is: " +</text:span><text:span text:style-name="T19">fib</text:span><text:span text:style-name="T18">[i]);</text:span></text:p>
      <text:p text:style-name="P3"><text:span text:style-name="T6"><text:tab/><text:tab/><text:tab/><text:tab/><text:tab/>}</text:span></text:p>
      <text:p text:style-name="P3"><text:span text:style-name="T6"><text:tab/><text:tab/><text:tab/><text:tab/><text:tab/></text:span></text:p>
      <text:p text:style-name="P3"><text:span text:style-name="T6"><text:tab/><text:tab/><text:tab/><text:tab/><text:tab/></text:span><text:span text:style-name="T10">avr</text:span><text:span text:style-name="T6"> /= 15;</text:span></text:p>
      <text:p text:style-name="P3"><text:span text:style-name="T6"><text:tab/><text:tab/><text:tab/><text:tab/><text:tab/></text:span><text:span text:style-name="T18">//System.out.println("</text:span><text:span text:style-name="T19">Avarege</text:span><text:span text:style-name="T18"> </text:span><text:span text:style-name="T19">fib</text:span><text:span text:style-name="T18"> is: " + </text:span><text:span text:style-name="T19">avr</text:span><text:span text:style-name="T18">);</text:span></text:p>
      <text:p text:style-name="P3"><text:span text:style-name="T6"><text:tab/><text:tab/><text:tab/><text:tab/>} </text:span><text:span text:style-name="T3">else</text:span><text:span text:style-name="T6"> {</text:span></text:p>
      <text:p text:style-name="P3"><text:span text:style-name="T6"><text:tab/><text:tab/><text:tab/><text:tab/><text:tab/></text:span><text:span text:style-name="T3">int</text:span><text:span text:style-name="T6"> </text:span><text:span text:style-name="T10">n</text:span><text:span text:style-name="T6"> = 6;</text:span></text:p>
      <text:p text:style-name="P3"><text:span text:style-name="T6"><text:tab/><text:tab/><text:tab/><text:tab/><text:tab/></text:span><text:span text:style-name="T3">int</text:span><text:span text:style-name="T6"> </text:span><text:span text:style-name="T12">fact</text:span><text:span text:style-name="T6"> = 1;</text:span></text:p>
      <text:p text:style-name="P3"><text:span text:style-name="T6"><text:tab/><text:tab/><text:tab/><text:tab/><text:tab/></text:span><text:span text:style-name="T3">int</text:span><text:span text:style-name="T6"> </text:span><text:span text:style-name="T10">num</text:span><text:span text:style-name="T6"> = </text:span><text:span text:style-name="T10">n</text:span><text:span text:style-name="T6">;</text:span></text:p>
      <text:p text:style-name="P3"><text:span text:style-name="T6"><text:tab/><text:tab/><text:tab/><text:tab/><text:tab/></text:span></text:p>
      <text:p text:style-name="P3"><text:span text:style-name="T6"><text:tab/><text:tab/><text:tab/><text:tab/><text:tab/></text:span><text:span text:style-name="T3">while</text:span><text:span text:style-name="T6"> (</text:span><text:span text:style-name="T10">num</text:span><text:span text:style-name="T6"> &gt; 0) {</text:span></text:p>
      <text:p text:style-name="P3"><text:span text:style-name="T6"><text:tab/><text:tab/><text:tab/><text:tab/><text:tab/><text:tab/></text:span><text:span text:style-name="T10">fact</text:span><text:span text:style-name="T6"> *= </text:span><text:span text:style-name="T10">num</text:span><text:span text:style-name="T6">;</text:span></text:p>
      <text:p text:style-name="P3"><text:span text:style-name="T6"><text:tab/><text:tab/><text:tab/><text:tab/><text:tab/><text:tab/></text:span><text:span text:style-name="T10">num</text:span><text:span text:style-name="T6">--;</text:span></text:p>
      <text:p text:style-name="P3"><text:span text:style-name="T6"><text:tab/><text:tab/><text:tab/><text:tab/><text:tab/><text:tab/></text:span></text:p>
      <text:p text:style-name="P3"><text:span text:style-name="T6"><text:tab/><text:tab/><text:tab/><text:tab/><text:tab/><text:tab/></text:span><text:span text:style-name="T18">//System.out.println("Counting " +n+ " factorial...");</text:span></text:p>
      <text:p text:style-name="P3"><text:span text:style-name="T6"><text:tab/><text:tab/><text:tab/><text:tab/><text:tab/>}</text:span></text:p>
      <text:p text:style-name="P3"><text:span text:style-name="T6"><text:tab/><text:tab/><text:tab/><text:tab/><text:tab/></text:span></text:p>
      <text:p text:style-name="P3"><text:span text:style-name="T6"><text:tab/><text:tab/><text:tab/><text:tab/><text:tab/></text:span><text:span text:style-name="T3">if</text:span><text:span text:style-name="T6"> (</text:span><text:span text:style-name="T10">n</text:span><text:span text:style-name="T6"> == 0)</text:span></text:p>
      <text:p text:style-name="P3"><text:span text:style-name="T6"><text:tab/><text:tab/><text:tab/><text:tab/><text:tab/><text:tab/></text:span><text:span text:style-name="T10">fact</text:span><text:span text:style-name="T6"> = 1;</text:span></text:p>
      <text:p text:style-name="P3"><text:span text:style-name="T6"><text:tab/><text:tab/><text:tab/><text:tab/><text:tab/></text:span></text:p>
      <text:p text:style-name="P3"><text:span text:style-name="T6"><text:tab/><text:tab/><text:tab/><text:tab/><text:tab/></text:span><text:span text:style-name="T18">//System.out.println("Factorial is: " +fact);</text:span></text:p>
      <text:p text:style-name="P3"><text:span text:style-name="T6"><text:tab/><text:tab/><text:tab/><text:tab/>}</text:span></text:p>
      <text:p text:style-name="P3"><text:span text:style-name="T6"><text:tab/><text:tab/><text:tab/>}</text:span></text:p>
      <text:p text:style-name="P3"><text:span text:style-name="T6"><text:tab/><text:tab/>}</text:span></text:p>
      <text:p text:style-name="P3"><text:span text:style-name="T6"><text:tab/><text:tab/></text:span></text:p>
      <text:p text:style-name="P3"><text:span text:style-name="T6"><text:tab/><text:tab/>System.</text:span><text:span text:style-name="T15">out</text:span><text:span text:style-name="T6">.println(</text:span><text:span text:style-name="T13">"exiting "</text:span><text:span text:style-name="T6"> + </text:span><text:span text:style-name="T10">t</text:span><text:span text:style-name="T6">.getName());</text:span></text:p>
      <text:p text:style-name="P3"><text:span text:style-name="T6"><text:tab/>}</text:span></text:p>
      <text:p text:style-name="P4"/>
      <text:p text:style-name="P3"><text:span text:style-name="T6"><text:tab/></text:span><text:span text:style-name="T3">public</text:span><text:span text:style-name="T6"> </text:span><text:span text:style-name="T3">static</text:span><text:span text:style-name="T6"> </text:span><text:span text:style-name="T3">void</text:span><text:span text:style-name="T6"> main(String </text:span><text:span text:style-name="T10">args</text:span><text:span text:style-name="T6">[]) {</text:span></text:p>
      <text:p text:style-name="P3"><text:span text:style-name="T6"><text:tab/><text:tab/></text:span><text:span text:style-name="T3">new</text:span><text:span text:style-name="T6"> ThreadTest();</text:span></text:p>
      <text:p text:style-name="P3"><text:span text:style-name="T6"><text:tab/>}</text:span></text:p>
      <text:p text:style-name="P8">}</text:p>
      <text:p text:style-name="P8"/>
      <text:p text:style-name="P10">Вывод программы:</text:p>
      <text:p text:style-name="P9">Thread created: Thread[Thread 1,5,main]</text:p>
      <text:p text:style-name="P3"><text:span text:style-name="T6">Thread created: Thread[Thread 2,5,main]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oft-page-break/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1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Thread 2</text:span></text:p>
      <text:p text:style-name="P3"><text:span text:style-name="T6">exiting Thread 2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oft-page-break/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Thread 1</text:span></text:p>
      <text:p text:style-name="P3"><text:span text:style-name="T6">exiting Thread 1</text:span></text:p>
      <text:p text:style-name="P3"><text:span text:style-name="T6">exiting main thread</text:span></text:p>
      <text:p text:style-name="P9"/>
      <text:p text:style-name="P12"/>
      <text:p text:style-name="P13">Выводы:</text:p>
      <text:p text:style-name="P14">1) Запустив программу 3 раза я заметил, что распределение <text:span text:style-name="T17">времени ЦП</text:span> происходит <text:span text:style-name="T17">случайным образом (</text:span>первый, потом второй или наоборот или чередуются так как определит процессор<text:span text:style-name="T17">)</text:span>.</text:p>
      <text:p text:style-name="P14">2) После увеличения приоритета второго потока я заметил, что сперва выполняется один поток, затем второй (№1 или №2 — выбирает процессор и чередует после запуска)</text:p>
      <text:p text:style-name="P14">3) При задержке времени в равных приоритетах потоки чередуются в одинаковом количестве. При повышенном приоритете заканчивается сперва тот процесс, приоритет которого выше</text:p>
      <text:p text:style-name="P15">4) При модификации метода увеличение скорости выполнения, по сравнению с задержкой, но медленнее, чем в первом варианте.</text:p>
      <text:p text:style-name="P15"/>
      <text:p text:style-name="P15">5) Запустив программу несколько раз (около 10), я заметил, что первым всегда выполняется первый поток, а завершается второй. В процессе они случайно чередуются.</text:p>
      <text:p text:style-name="P15">6) При изменении приоритета видно, что процессорное время выделяется в большем количестве потоку с большим приоритетом</text:p>
      <text:p text:style-name="P15">7) При задержке видно, что потоки чередуются</text:p>
      <text:p text:style-name="P15">8) При освобождении процессора скорость немного больше, чем в 7 случае, но медленнее, чем в 5. Видно как потоки чередуются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2z0" style:family="text"/>
    <style:style style:name="WW8Num3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23:48:17.653899905</meta:creation-date>
    <meta:generator>LibreOffice/5.0.3.2$Linux_X86_64 LibreOffice_project/00m0$Build-2</meta:generator>
    <dc:date>2015-12-17T17:46:17.137457640</dc:date>
    <meta:editing-duration>PT27M12S</meta:editing-duration>
    <meta:editing-cycles>2</meta:editing-cycles>
    <meta:document-statistic meta:table-count="0" meta:image-count="0" meta:object-count="0" meta:page-count="4" meta:paragraph-count="198" meta:word-count="641" meta:character-count="4160" meta:non-whitespace-character-count="3459"/>
  </office:meta>
</office:document-meta>
</file>